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0pt" officeooo:rsid="0014e099" officeooo:paragraph-rsid="0014e099" style:font-size-asian="10pt" style:font-size-complex="10pt"/>
    </style:style>
    <style:style style:name="P2" style:family="paragraph" style:parent-style-name="Standard">
      <style:text-properties style:font-name="Roboto" fo:font-size="10pt" officeooo:paragraph-rsid="0014e099" style:font-size-asian="10pt" style:font-size-complex="10pt"/>
    </style:style>
    <style:style style:name="P3" style:family="paragraph" style:parent-style-name="Standard">
      <style:text-properties style:font-name="Roboto" fo:font-size="10pt" fo:font-weight="bold" officeooo:rsid="0014e099" officeooo:paragraph-rsid="0014e099" style:font-size-asian="10pt" style:font-weight-asian="bold" style:font-size-complex="10pt" style:font-weight-complex="bold"/>
    </style:style>
    <style:style style:name="T1" style:family="text">
      <style:text-properties officeooo:rsid="0014e0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e09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e09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xperiment No</text:span> : 3 </text:p>
      <text:p text:style-name="P1"/>
      <text:p text:style-name="P1"><text:span text:style-name="T2">Aim</text:span> : Write a C/C++/Java program to solve the above 8-puzzle problem using Steepest Ascent</text:p>
      <text:p text:style-name="P1">Hill Climbing Algorithm. Select an appropriate evaluation function to rate the states.</text:p>
      <text:p text:style-name="P1"/>
      <text:p text:style-name="P2"><text:span text:style-name="T3">Theory</text:span><text:span text:style-name="T1"> : </text:span>The 8-puzzle is a square tray in which are placed, eight square tiles. The remaining ninth square is uncovered. Each tile has a number on it. A tile that is adjacent to the blank space can be slid into that space. A game consists of a starting position and a specified goal position. The goal is to transform the starting position into the goal position by sliding the tiles around. </text:p>
      <text:p text:style-name="P2"/>
      <text:p text:style-name="P2"><text:span text:style-name="T3">Procedure</text:span><text:span text:style-name="T1"> : </text:span><text:span text:style-name="T4">Formalize the above problem in terms of state-space search. Consider the following Initial and Goal States. </text:span></text:p>
      <text:p text:style-name="P2"><text:span text:style-name="T4">Start State: <text:s text:c="10"/>Goal State: </text:span></text:p>
      <text:p text:style-name="P2"><text:span text:style-name="T4">_ _ _ <text:s text:c="20"/>_ _ _ </text:span></text:p>
      <text:p text:style-name="P2"><text:span text:style-name="T4">|2|8|3| <text:s text:c="18"/>|1|2|3| </text:span></text:p>
      <text:p text:style-name="P2"><text:span text:style-name="T4">|1|6|4| <text:s text:c="18"/>|8| <text:s/>|4| </text:span></text:p>
      <text:p text:style-name="P2"><text:span text:style-name="T4">|7| <text:s/>|5| <text:s text:c="18"/>|7|6|5| </text:span></text:p>
      <text:p text:style-name="P2"><text:span text:style-name="T4">_ _ _ <text:s text:c="20"/>_ _ _</text:span></text:p>
      <text:p text:style-name="P2"><text:span text:style-name="T4"/></text:p>
      <text:p text:style-name="P1"><text:span text:style-name="T2">Evaluation Function Used</text:span><text:span text:style-name="T4"> :</text:span></text:p>
      <text:p text:style-name="P1"><text:span text:style-name="T4">The function used to evaluate the best state to move to was checking how many squares were in the correct position as per the goal state. </text:span></text:p>
      <text:p text:style-name="P1"><text:span text:style-name="T4"/></text:p>
      <text:p text:style-name="P1"><text:span text:style-name="T2">Code</text:span><text:span text:style-name="T4"> :</text:span></text:p>
      <text:p text:style-name="P1">#include&lt;iostream&gt;</text:p>
      <text:p text:style-name="P1">#include&lt;bits/stdc++.h&gt;</text:p>
      <text:p text:style-name="P1">using namespace std;</text:p>
      <text:p text:style-name="P1">string inSquare={’2’,’8’,’3’,’1’,’6’,’4’,’7’,’ ’,’5’};</text:p>
      <text:p text:style-name="P1">string goalState={’1’,’2’,’3’,’8’,’ ’,’4’,’7’,’6’,’5’};</text:p>
      <text:p text:style-name="P1">bool reachedGoal=false;</text:p>
      <text:p text:style-name="P1">map&lt;string,bool&gt; visited;</text:p>
      <text:p text:style-name="P1">void printSquare(string sq){</text:p>
      <text:p text:style-name="P1">int i,j,idx=0;</text:p>
      <text:p text:style-name="P1">cout&lt;&lt;" _ _ _"&lt;&lt;endl;</text:p>
      <text:p text:style-name="P1">for(i=0;i&lt;3;i++){</text:p>
      <text:p text:style-name="P1">cout&lt;&lt;"|";</text:p>
      <text:p text:style-name="P1">for(j=0;j&lt;3;j++){</text:p>
      <text:p text:style-name="P1">cout&lt;&lt;sq[idx]&lt;&lt;"|";</text:p>
      <text:p text:style-name="P1">idx++;</text:p>
      <text:p text:style-name="P1">}</text:p>
      <text:p text:style-name="P1">cout&lt;&lt;endl;</text:p>
      <text:p text:style-name="P1">}</text:p>
      <text:p text:style-name="P1">cout&lt;&lt;" - - -"&lt;&lt;endl;</text:p>
      <text:p text:style-name="P1">}</text:p>
      <text:p text:style-name="P1">int scoreAtNode(string sq){</text:p>
      <text:p text:style-name="P1">//Score is number of tiles in the right position</text:p>
      <text:p text:style-name="P1">int value=0,i;</text:p>
      <text:p text:style-name="P1">for(i=0;i&lt;9;i++){</text:p>
      <text:p text:style-name="P1">if(sq[i]==goalState[i])</text:p>
      <text:p text:style-name="P1">value++;</text:p>
      <text:p text:style-name="P1">}</text:p>
      <text:p text:style-name="P1">return value;</text:p>
      <text:p text:style-name="P1">}</text:p>
      <text:p text:style-name="P1">list&lt;string&gt; getSuccessors(string sq){</text:p>
      <text:p text:style-name="P1">list&lt;string&gt; neighbours;</text:p>
      <text:p text:style-name="P1">// Get index of the space</text:p>
      <text:p text:style-name="P1">int spaceIdx=sq.find(" ");</text:p>
      <text:p text:style-name="P1">// Find next possible moves</text:p>
      <text:p text:style-name="P1">// move down the tile above the space</text:p>
      <text:p text:style-name="P1">if(spaceIdx-3&gt;=0){</text:p>
      <text:p text:style-name="P1">string next=sq;</text:p>
      <text:p text:style-name="P1">swap(next[spaceIdx],next[spaceIdx-3]);</text:p>
      <text:p text:style-name="P1"><text:soft-page-break/>if(visited.count(next)==0)</text:p>
      <text:p text:style-name="P1">neighbours.push_back(next);</text:p>
      <text:p text:style-name="P1">}</text:p>
      <text:p text:style-name="P1">//move up the tile below the space</text:p>
      <text:p text:style-name="P1">if(spaceIdx+3&lt;9){</text:p>
      <text:p text:style-name="P1">string next=sq;</text:p>
      <text:p text:style-name="P1">swap(next[spaceIdx],next[spaceIdx+3]);</text:p>
      <text:p text:style-name="P1">if(visited.count(next)==0)</text:p>
      <text:p text:style-name="P1">neighbours.push_back(next);</text:p>
      <text:p text:style-name="P1">}</text:p>
      <text:p text:style-name="P1">//move the tile to the left of the space</text:p>
      <text:p text:style-name="P1">if(spaceIdx%3!=0){</text:p>
      <text:p text:style-name="P1">string next=sq;</text:p>
      <text:p text:style-name="P1">swap(next[spaceIdx],next[spaceIdx-1]);</text:p>
      <text:p text:style-name="P1">if(visited.count(next)==0)</text:p>
      <text:p text:style-name="P1">neighbours.push_back(next);</text:p>
      <text:p text:style-name="P1">}</text:p>
      <text:p text:style-name="P1">//move the tile to the right of the square</text:p>
      <text:p text:style-name="P1">if((spaceIdx+1)%3!=0){</text:p>
      <text:p text:style-name="P1">string next=sq;</text:p>
      <text:p text:style-name="P1">swap(next[spaceIdx],next[spaceIdx+1]);</text:p>
      <text:p text:style-name="P1">if(visited.count(next)==0)</text:p>
      <text:p text:style-name="P1">neighbours.push_back(next);</text:p>
      <text:p text:style-name="P1">}</text:p>
      <text:p text:style-name="P1">return neighbours;</text:p>
      <text:p text:style-name="P1">}</text:p>
      <text:p text:style-name="P1">string highestScore(list&lt;string&gt; neighbours){</text:p>
      <text:p text:style-name="P1">int highest=-1, highestIdx=-1, idx=0, currScore;</text:p>
      <text:p text:style-name="P1">if(neighbours.size()==0){</text:p>
      <text:p text:style-name="P1">cout&lt;&lt;"Failure: Did not find solution"&lt;&lt;endl;</text:p>
      <text:p text:style-name="P1">exit(0);</text:p>
      <text:p text:style-name="P1">}</text:p>
      <text:p text:style-name="P1">for(string neighbour: neighbours){</text:p>
      <text:p text:style-name="P1">currScore=scoreAtNode(neighbour);</text:p>
      <text:p text:style-name="P1">if(currScore&gt;highest){</text:p>
      <text:p text:style-name="P1">highest=currScore;</text:p>
      <text:p text:style-name="P1">highestIdx=idx;</text:p>
      <text:p text:style-name="P1">}</text:p>
      <text:p text:style-name="P1">idx++;</text:p>
      <text:p text:style-name="P1">}</text:p>
      <text:p text:style-name="P1">auto it=neighbours.begin();</text:p>
      <text:p text:style-name="P1">advance(it,highestIdx);</text:p>
      <text:p text:style-name="P1">cout&lt;&lt;"Succesor with highest score:"&lt;&lt;endl;</text:p>
      <text:p text:style-name="P1">printSquare(*it);</text:p>
      <text:p text:style-name="P1">if(*it==goalState){</text:p>
      <text:p text:style-name="P1">cout&lt;&lt;"Reached Goal State"&lt;&lt;endl;</text:p>
      <text:p text:style-name="P1">exit(0);</text:p>
      <text:p text:style-name="P1">}</text:p>
      <text:p text:style-name="P1">visited[*it]=true;</text:p>
      <text:p text:style-name="P1">return *it;</text:p>
      <text:p text:style-name="P1">}</text:p>
      <text:p text:style-name="P1">int main(){</text:p>
      <text:p text:style-name="P1">string currNode=inSquare;</text:p>
      <text:p text:style-name="P1">cout&lt;&lt;"Start State: "&lt;&lt;endl;</text:p>
      <text:p text:style-name="P1">printSquare(currNode);</text:p>
      <text:p text:style-name="P1">while(true){</text:p>
      <text:p text:style-name="P1">currNode=highestScore(getSuccessors(currNode));</text:p>
      <text:p text:style-name="P1">}</text:p>
      <text:p text:style-name="P1">}</text:p>
      <text:p text:style-name="P1"/>
      <text:p text:style-name="P1"/>
      <text:p text:style-name="P1"/>
      <text:p text:style-name="P3"><text:soft-page-break/>Output <text:span text:style-name="T4">:</text:span></text:p>
      <text:p text:style-name="P3"><text:span text:style-name="T4">Start State:</text:span></text:p>
      <text:p text:style-name="P3"><text:span text:style-name="T4">_ _ _</text:span></text:p>
      <text:p text:style-name="P3"><text:span text:style-name="T4">|2|8|3|</text:span></text:p>
      <text:p text:style-name="P3"><text:span text:style-name="T4">|1|6|4|</text:span></text:p>
      <text:p text:style-name="P3"><text:span text:style-name="T4">|7| <text:s/>|5|</text:span></text:p>
      <text:p text:style-name="P3"><text:span text:style-name="T4">_ _ _</text:span></text:p>
      <text:p text:style-name="P3"><text:span text:style-name="T4">Succesor with highest score:</text:span></text:p>
      <text:p text:style-name="P3"><text:span text:style-name="T4">_ _ _</text:span></text:p>
      <text:p text:style-name="P3"><text:span text:style-name="T4">|2|8|3|</text:span></text:p>
      <text:p text:style-name="P3"><text:span text:style-name="T4">|1| <text:s/>|4|</text:span></text:p>
      <text:p text:style-name="P3"><text:span text:style-name="T4">|7|6|5|</text:span></text:p>
      <text:p text:style-name="P3"><text:span text:style-name="T4">_ _ _</text:span></text:p>
      <text:p text:style-name="P3"><text:span text:style-name="T4">Succesor with highest score:</text:span></text:p>
      <text:p text:style-name="P3"><text:span text:style-name="T4">_ _ _</text:span></text:p>
      <text:p text:style-name="P3"><text:span text:style-name="T4">|2| <text:s/>|3|</text:span></text:p>
      <text:p text:style-name="P3"><text:span text:style-name="T4">|1|8|4|</text:span></text:p>
      <text:p text:style-name="P3"><text:span text:style-name="T4">|7|6|5|</text:span></text:p>
      <text:p text:style-name="P3"><text:span text:style-name="T4">_ _ _</text:span></text:p>
      <text:p text:style-name="P3"><text:span text:style-name="T4">Succesor with highest score:</text:span></text:p>
      <text:p text:style-name="P3"><text:span text:style-name="T4">_ _ _</text:span></text:p>
      <text:p text:style-name="P3"><text:span text:style-name="T4">| <text:s/>|2|3|</text:span></text:p>
      <text:p text:style-name="P3"><text:span text:style-name="T4">|1|8|4|</text:span></text:p>
      <text:p text:style-name="P3"><text:span text:style-name="T4">|7|6|5|</text:span></text:p>
      <text:p text:style-name="P3"><text:span text:style-name="T4">_ _ _</text:span></text:p>
      <text:p text:style-name="P3"><text:span text:style-name="T4">Succesor with highest score:</text:span></text:p>
      <text:p text:style-name="P3"><text:span text:style-name="T4">_ _ _</text:span></text:p>
      <text:p text:style-name="P3"><text:span text:style-name="T4">|1|2|3|</text:span></text:p>
      <text:p text:style-name="P3"><text:span text:style-name="T4">| <text:s/>|8|4|</text:span></text:p>
      <text:p text:style-name="P3"><text:span text:style-name="T4">|7|6|5|</text:span></text:p>
      <text:p text:style-name="P3"><text:span text:style-name="T4">_ _ _</text:span></text:p>
      <text:p text:style-name="P3"><text:span text:style-name="T4">Succesor with highest score:</text:span></text:p>
      <text:p text:style-name="P3"><text:span text:style-name="T4">_ _ _</text:span></text:p>
      <text:p text:style-name="P3"><text:span text:style-name="T4">|1|2|3|</text:span></text:p>
      <text:p text:style-name="P3"><text:span text:style-name="T4">|8| <text:s/>|4|</text:span></text:p>
      <text:p text:style-name="P3"><text:span text:style-name="T4">|7|6|5|</text:span></text:p>
      <text:p text:style-name="P3"><text:span text:style-name="T4">_ _ _</text:span></text:p>
      <text:p text:style-name="P3"><text:span text:style-name="T4">Reached Goal State</text:span></text:p>
      <text:p text:style-name="P1"/>
      <text:p text:style-name="P2"><text:span text:style-name="T3">Conclusion </text:span><text:span text:style-name="T5">: </text:span><text:span text:style-name="T4">C/C++/Java program to solve the above 8-puzzle problem using Steepest Ascent Hill Climbing Algorithm was written and executed successfully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9T11:12:02.523000000</meta:creation-date>
    <dc:date>2021-07-29T11:27:07.385000000</dc:date>
    <meta:editing-duration>PT2M21S</meta:editing-duration>
    <meta:editing-cycles>1</meta:editing-cycles>
    <meta:document-statistic meta:table-count="0" meta:image-count="0" meta:object-count="0" meta:page-count="3" meta:paragraph-count="150" meta:word-count="482" meta:character-count="3603" meta:non-whitespace-character-count="3149"/>
    <meta:generator>LibreOffice/7.1.4.2$Windows_X86_64 LibreOffice_project/a529a4fab45b75fefc5b6226684193eb000654f6</meta:generator>
  </office:meta>
</office:document-meta>
</file>